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/>
          <table:table-cell table:style-name="ce40" table:number-columns-repeated="24"/>
          <table:table-cell table:style-name="ce48"/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/>
          <table:table-cell table:style-name="ce42" table:number-columns-repeated="24"/>
          <table:table-cell table:style-name="ce50"/>
          <table:table-cell table:style-name="ce2"/>
          <table:table-cell table:style-name="ce61"/>
          <table:table-cell table:style-name="ce73"/>
          <table:table-cell table:style-name="ce83"/>
          <table:table-cell table:style-name="ce93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/>
          <table:table-cell table:style-name="ce34" table:number-columns-repeated="24"/>
          <table:table-cell table:style-name="ce7"/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/>
          <table:table-cell table:style-name="ce35" table:number-columns-repeated="24"/>
          <table:table-cell table:style-name="ce8"/>
          <table:table-cell table:style-name="ce53"/>
          <table:table-cell table:style-name="ce58"/>
          <table:table-cell table:style-name="ce74"/>
          <table:table-cell table:style-name="ce81"/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/>
          <table:table-cell table:style-name="ce36" table:number-columns-repeated="24"/>
          <table:table-cell table:style-name="ce9"/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/>
          <table:table-cell table:style-name="ce37" table:number-columns-repeated="24"/>
          <table:table-cell table:style-name="ce10"/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table:number-columns-repeated="24"/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table:number-columns-repeated="24"/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table:number-columns-repeated="24"/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table:number-columns-repeated="24"/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table:number-columns-repeated="24"/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table:number-columns-repeated="24"/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table:number-columns-repeated="24"/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table:number-columns-repeated="24"/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table:number-columns-repeated="24"/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table:number-columns-repeated="24"/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/>
          <table:table-cell table:style-name="ce73"/>
          <table:table-cell table:style-name="ce83"/>
          <table:table-cell table:style-name="ce93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table:number-columns-repeated="24"/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table:number-columns-repeated="24"/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/>
          <table:table-cell table:style-name="ce74"/>
          <table:table-cell table:style-name="ce81"/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table:number-columns-repeated="24"/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table:number-columns-repeated="24"/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5" table:number-columns-repeated="9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ePlate33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ee &gt; Expert &gt; Debate &gt; Condition &gt; Bread &gt; Alarm &gt; </text:p>
          </table:table-cell>
          <table:table-cell table:style-name="ce116" office:value-type="string" calcext:value-type="string">
            <text:p>Application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#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d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ex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cid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mm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iti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ere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cre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u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ss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ecu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witch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viron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verif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l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feat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usin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eiz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li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ndator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o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tra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hen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v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yste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e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us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pyrigh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off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l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nso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k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av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teres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and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ggreg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ason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li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lect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i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hol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unci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_group_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Fuse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dur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ith &gt; Easy &gt; Diet &gt; Cost &gt; Brand &gt; Appeal &gt; </text:p>
          </table:table-cell>
          <table:table-cell table:style-name="ce116" office:value-type="string" calcext:value-type="string">
            <text:p>Syntax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A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a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na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ur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chite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du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racteris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rgan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rument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r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g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al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rea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ver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o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rmi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sme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chanis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rpo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e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as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un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tiv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wi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knowled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gh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ch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w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in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ccup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k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gre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ploma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du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unique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Require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decid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iend &gt; Elite &gt; Dive &gt; Clock &gt; Boat &gt; Ask &gt; </text:p>
          </table:table-cell>
          <table:table-cell table:style-name="ce116" office:value-type="string" calcext:value-type="string">
            <text:p>Scrip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B#2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e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ro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hod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ene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diu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amesp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qu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br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lat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Kern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u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p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n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bo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ea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n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b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a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h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inta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n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a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ie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t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pos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rv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mil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t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g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i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p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orma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Heading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initi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un &gt; Esteem &gt; Depict &gt; Castle &gt; Bind &gt; Arts &gt; </text:p>
          </table:table-cell>
          <table:table-cell table:style-name="ce116" office:value-type="string" calcext:value-type="string">
            <text:p>Torren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C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r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u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na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io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and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w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trib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oo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pa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cr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tc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x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m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ith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omp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q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sid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vi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ntin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n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ap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lob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que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irtu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ogarith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o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u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ngt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i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le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Gross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cre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una &amp; Flora &gt; Epic &gt; Dais &gt; Cave &gt; By &gt; All &gt; </text:p>
          </table:table-cell>
          <table:table-cell table:style-name="ce116" office:value-type="string" calcext:value-type="string">
            <text:p>Infrastructure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D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ess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y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n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m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gaz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t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erti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pan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und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ropri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bl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tu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su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noram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o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eal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u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if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urd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Quar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l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equen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ra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psu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ircumst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tell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ev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a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o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ro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rr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mp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faul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tib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unction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Lexic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ss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ct &gt; Elect &gt; Dense &gt; Cream &gt; Bridge &gt; At &gt; </text:p>
          </table:table-cell>
          <table:table-cell table:style-name="ce116" office:value-type="string" calcext:value-type="string">
            <text:p>Quantum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E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la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oa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o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bstra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ff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u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g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l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g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ext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on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aran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b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e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cce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n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qui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ce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ut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dr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j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tel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di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l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a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m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actic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terf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l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tin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a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rin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tc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a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le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jump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Periodic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execu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at &gt; Energy &gt; Date &gt; Case &gt; Border &gt; Aim &gt; </text:p>
          </table:table-cell>
          <table:table-cell table:style-name="ce116" office:value-type="string" calcext:value-type="string">
            <text:p>Motor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F#5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as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a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ceiv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rq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ph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he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re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if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e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to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ssembl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o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mplifi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u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s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ali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vel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cei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ograph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ur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ploy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sca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munic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ttribu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hroug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he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row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ff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m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ction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k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swing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Wool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2" table:number-rows-repeated="10483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1190.55pt" fo:page-height="841.89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892" meta:object-count="0"/>
    <meta:generator>LibreOfficeDev/6.0.5.2$Linux_X86_64 LibreOffice_project/</meta:generator>
  </office:meta>
</office:document-meta>
</file>